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ENTENO FLORES MILAGR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ENTENO FLORES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3461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ENTENO FLORES CYNTHIA JOSEF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6876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43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